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Accent_20_1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2" table:number-columns-repeated="2" table:default-cell-style-name="Default"/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NUL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SOH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STX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ETX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EOT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ENQ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22" calcext:value-type="float">
            <text:p>22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23" calcext:value-type="float">
            <text:p>23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29" calcext:value-type="float">
            <text:p>29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31" calcext:value-type="float">
            <text:p>31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32" calcext:value-type="float">
            <text:p>32</text:p>
          </table:table-cell>
          <table:table-cell office:value-type="string" calcext:value-type="string">
            <text:p>space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33" calcext:value-type="float">
            <text:p>33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4" calcext:value-type="float">
            <text:p>34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8"/>
          <table:table-cell office:value-type="float" office:value="35" calcext:value-type="float">
            <text:p>35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6" calcext:value-type="float">
            <text:p>36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1" calcext:value-type="float">
            <text:p>4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float" office:value="43" calcext:value-type="float">
            <text:p>43</text:p>
          </table:table-cell>
          <table:table-cell office:value-type="string" calcext:value-type="string">
            <text:p>'+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float" office:value="61" calcext:value-type="float">
            <text:p>61</text:p>
          </table:table-cell>
          <table:table-cell office:value-type="string" calcext:value-type="string">
            <text:p>'=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71" calcext:value-type="float">
            <text:p>7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72" calcext:value-type="float">
            <text:p>7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74" calcext:value-type="float">
            <text:p>74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5" calcext:value-type="float">
            <text:p>75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76" calcext:value-type="float">
            <text:p>7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1" calcext:value-type="float">
            <text:p>8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3" calcext:value-type="float">
            <text:p>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5" calcext:value-type="float">
            <text:p>8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6" calcext:value-type="float">
            <text:p>8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8" calcext:value-type="float">
            <text:p>8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4" calcext:value-type="float">
            <text:p>94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8"/>
          <table:table-cell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96" calcext:value-type="float">
            <text:p>96</text:p>
          </table:table-cell>
          <table:table-cell office:value-type="string" calcext:value-type="string">
            <text:p>`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8"/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06" calcext:value-type="float">
            <text:p>106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24" calcext:value-type="float">
            <text:p>124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6" calcext:value-type="float">
            <text:p>126</text:p>
          </table:table-cell>
          <table:table-cell office:value-type="string" calcext:value-type="string">
            <text:p>~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float" office:value="127" calcext:value-type="float">
            <text:p>127</text:p>
          </table:table-cell>
          <table:table-cell office:value-type="string" calcext:value-type="string">
            <text:p>DEL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104755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1.A1:Sheet1.H1048576">
            <calcext:condition calcext:apply-style-name="Accent 1" calcext:value="=1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0T22:10:40.561000000</meta:creation-date>
    <dc:date>2022-01-20T23:01:17.971000000</dc:date>
    <meta:editing-duration>PT59S</meta:editing-duration>
    <meta:editing-cycles>1</meta:editing-cycles>
    <meta:generator>LibreOffice/7.1.4.2$Windows_X86_64 LibreOffice_project/a529a4fab45b75fefc5b6226684193eb000654f6</meta:generator>
    <meta:document-statistic meta:table-count="1" meta:cell-count="1278" meta:object-count="0"/>
  </office:meta>
</office:document-meta>
</file>